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/>
    <style:font-face style:name="Calibri" svg:font-family="Calibri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ohit Devanagari" svg:font-family="'Lohit Devanagari'" style:font-family-generic="swiss" style:font-pitch="variable"/>
    <style:font-face style:name="Noto Sans CJK SC Regular" svg:font-family="'Noto Sans CJK SC Regular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/>
    </style:style>
    <style:style style:name="Table1.A" style:family="table-column">
      <style:table-column-properties style:column-width="2.9535in" style:rel-column-width="4253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74in" style:rel-column-width="2833*"/>
    </style:style>
    <style:style style:name="Table1.1" style:family="table-row">
      <style:table-row-properties style:min-row-height="0.4264in" style:use-optimal-row-height="false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Верхний_20_колонтитул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Нижний_20_колонтитул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136800"/>
    </style:style>
    <style:style style:name="P7" style:family="paragraph" style:parent-style-name="Standard">
      <style:paragraph-properties fo:line-height="150%"/>
      <style:text-properties fo:color="#000000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style:snap-to-layout-grid="false"/>
      <style:text-properties fo:color="#000000" fo:font-size="14pt" fo:font-weight="bold" style:font-size-asian="14pt" style:font-weight-asian="bold" style:font-size-complex="14pt" style:font-weight-complex="bold"/>
    </style:style>
    <style:style style:name="P10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1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 fo:break-before="page"/>
      <style:text-properties officeooo:paragraph-rsid="002728e0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color="#000000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style:font-size-asian="14pt" style:font-size-complex="14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style="italic" fo:font-weight="bold" style:font-size-asian="14pt" style:font-style-asian="italic" style:font-weight-asian="bold" style:font-size-complex="14pt" style:font-weight-complex="bold"/>
    </style:style>
    <style:style style:name="P16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fo:text-transform="uppercase" fo:color="#000000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language="en" fo:country="US" fo:font-weight="bold" officeooo:rsid="002bfa2e" officeooo:paragraph-rsid="002bfa2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language="en" fo:country="US" fo:font-weight="normal" officeooo:rsid="002bfa2e" officeooo:paragraph-rsid="002bfa2e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language="ru" fo:country="RU" fo:font-weight="bold" officeooo:rsid="002bfa2e" officeooo:paragraph-rsid="002bfa2e" style:font-size-asian="14pt" style:font-weight-asian="bold" style:font-size-complex="14pt" style:language-complex="ar" style:country-complex="SA" style:font-weight-complex="bold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language="ru" fo:country="RU" fo:font-weight="normal" officeooo:rsid="002bfa2e" officeooo:paragraph-rsid="002bfa2e" style:font-size-asian="14pt" style:font-weight-asian="normal" style:font-size-complex="14pt" style:language-complex="ar" style:country-complex="SA" style:font-weight-complex="normal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language="ru" fo:country="RU" fo:font-weight="normal" officeooo:rsid="002d1bf3" officeooo:paragraph-rsid="002d1bf3" style:font-size-asian="14pt" style:font-weight-asian="normal" style:font-size-complex="14pt" style:language-complex="ar" style:country-complex="SA" style:font-weight-complex="normal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language="ru" fo:country="RU" fo:font-style="italic" fo:font-weight="normal" officeooo:rsid="002bfa2e" officeooo:paragraph-rsid="002bfa2e" style:font-size-asian="14pt" style:font-style-asian="italic" style:font-weight-asian="normal" style:font-size-complex="14pt" style:language-complex="ar" style:country-complex="SA" style:font-style-complex="italic" style:font-weight-complex="normal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language="ru" fo:country="RU" fo:font-style="normal" fo:font-weight="normal" officeooo:rsid="002bfa2e" officeooo:paragraph-rsid="002bfa2e" style:font-size-asian="14pt" style:font-style-asian="normal" style:font-weight-asian="normal" style:font-size-complex="14pt" style:language-complex="ar" style:country-complex="SA" style:font-style-complex="normal" style:font-weight-complex="normal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Consolas" fo:font-size="12pt" fo:language="en" fo:country="US" fo:font-weight="bold" officeooo:rsid="002bfa2e" officeooo:paragraph-rsid="002bfa2e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" fo:font-size="14pt" fo:language="en" fo:country="US" fo:font-weight="normal" officeooo:rsid="002bfa2e" officeooo:paragraph-rsid="002bfa2e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27" style:family="paragraph" style:parent-style-name="Text_20_body">
      <style:paragraph-properties fo:margin-left="0in" fo:margin-right="0in" fo:line-height="150%" fo:text-align="justify" style:justify-single-word="false" fo:text-indent="0.4925in" style:auto-text-indent="false"/>
      <style:text-properties fo:font-variant="normal" fo:text-transform="none" fo:color="#000000" style:font-name="Times New Roman1" fo:font-size="14pt" fo:letter-spacing="normal" fo:font-style="normal" fo:font-weight="normal" style:font-weight-asian="normal" style:font-weight-complex="normal"/>
    </style:style>
    <style:style style:name="P28" style:family="paragraph" style:parent-style-name="Text_20_body">
      <style:paragraph-properties fo:margin-left="0in" fo:margin-right="0in" fo:line-height="150%" fo:text-align="justify" style:justify-single-word="false" fo:text-indent="0.4925in" style:auto-text-indent="false"/>
      <style:text-properties fo:font-variant="normal" fo:text-transform="none" fo:color="#000000" style:font-name="Times New Roman1" fo:font-size="14pt" fo:letter-spacing="normal" fo:font-style="normal" fo:font-weight="bold" officeooo:rsid="002ace1b" officeooo:paragraph-rsid="002ace1b" style:font-weight-asian="bold" style:font-weight-complex="bold"/>
    </style:style>
    <style:style style:name="P29" style:family="paragraph" style:parent-style-name="Обычный">
      <style:paragraph-properties fo:line-height="115%"/>
      <style:text-properties style:font-name="Consolas" fo:language="en" fo:country="US"/>
    </style:style>
    <style:style style:name="P30" style:family="paragraph" style:parent-style-name="Table_20_Contents">
      <style:paragraph-properties fo:line-height="150%" fo:text-align="center" style:justify-single-word="false"/>
      <style:text-properties fo:font-size="14pt" officeooo:rsid="002d1bf3" officeooo:paragraph-rsid="002d1bf3" style:font-size-asian="14pt" style:font-size-complex="14pt"/>
    </style:style>
    <style:style style:name="P31" style:family="paragraph" style:parent-style-name="Table_20_Contents">
      <style:paragraph-properties fo:line-height="150%" fo:text-align="center" style:justify-single-word="false"/>
      <style:text-properties fo:font-size="14pt" style:font-size-asian="14pt" style:font-size-complex="14pt"/>
    </style:style>
    <style:style style:name="P32" style:family="paragraph" style:parent-style-name="Table_20_Contents">
      <style:paragraph-properties fo:line-height="150%" fo:text-align="start" style:justify-single-word="false"/>
      <style:text-properties fo:font-size="14pt" style:font-size-asian="14pt" style:font-size-complex="14pt"/>
    </style:style>
    <style:style style:name="P33" style:family="paragraph" style:parent-style-name="Table_20_Contents">
      <style:paragraph-properties fo:line-height="150%" fo:text-align="center" style:justify-single-word="false"/>
      <style:text-properties fo:font-size="14pt" officeooo:rsid="002d66e3" officeooo:paragraph-rsid="002d66e3" style:font-size-asian="14pt" style:font-size-complex="14pt"/>
    </style:style>
    <style:style style:name="P34" style:family="paragraph" style:parent-style-name="Table_20_Contents">
      <style:paragraph-properties fo:line-height="150%" fo:text-align="start" style:justify-single-word="false"/>
      <style:text-properties fo:font-size="14pt" officeooo:rsid="002d66e3" officeooo:paragraph-rsid="002d66e3" style:font-size-asian="14pt" style:font-size-complex="14pt"/>
    </style:style>
    <style:style style:name="P35" style:family="paragraph" style:parent-style-name="Обычный_20__2b__20_14_20_pt.по_20_ширине.Первая_20_строка_3a__20__20_0.97_20_см.Справа_3a__20__20_-1.25_20_см.Между..._20_...">
      <style:paragraph-properties fo:margin-left="0in" fo:margin-right="-0.0008in" fo:line-height="150%" fo:text-align="justify" style:justify-single-word="false" fo:text-indent="0.5in" style:auto-text-indent="false"/>
      <style:text-properties fo:language="en" fo:country="US" fo:font-weight="bold" officeooo:rsid="002ace1b" officeooo:paragraph-rsid="002ace1b" style:font-weight-asian="bold" style:font-weight-complex="bold"/>
    </style:style>
    <style:style style:name="P36" style:family="paragraph" style:parent-style-name="Обычный_20__2b__20_14_20_pt.по_20_ширине.Первая_20_строка_3a__20__20_0.97_20_см.Справа_3a__20__20_-1.25_20_см.Между..._20_...">
      <style:paragraph-properties fo:margin-left="0in" fo:margin-right="-0.0008in" fo:line-height="150%" fo:text-align="justify" style:justify-single-word="false" fo:text-indent="0.5in" style:auto-text-indent="false"/>
      <style:text-properties fo:language="en" fo:country="US" fo:font-weight="normal" officeooo:rsid="002c4fe7" officeooo:paragraph-rsid="002c4fe7" style:font-weight-asian="normal" style:font-weight-complex="normal"/>
    </style:style>
    <style:style style:name="P37" style:family="paragraph" style:parent-style-name="Обычный_20__2b__20_14_20_pt.по_20_ширине.Первая_20_строка_3a__20__20_0.97_20_см.Справа_3a__20__20_-1.25_20_см.Между..._20_...">
      <style:paragraph-properties fo:margin-left="0in" fo:margin-right="-0.0008in" fo:line-height="150%" fo:text-align="justify" style:justify-single-word="false" fo:text-indent="0.5in" style:auto-text-indent="false"/>
      <style:text-properties fo:language="en" fo:country="US" officeooo:paragraph-rsid="002ace1b"/>
    </style:style>
    <style:style style:name="P38" style:family="paragraph" style:parent-style-name="Обычный_20__2b__20_14_20_pt.по_20_ширине.Первая_20_строка_3a__20__20_0.97_20_см.Справа_3a__20__20_-1.25_20_см.Между..._20_...">
      <style:paragraph-properties fo:margin-left="0in" fo:margin-right="-0.0008in" fo:line-height="150%" fo:text-indent="0.5in" style:auto-text-indent="false"/>
      <style:text-properties officeooo:paragraph-rsid="002ace1b"/>
    </style:style>
    <style:style style:name="P39" style:family="paragraph" style:parent-style-name="Обычный_20__2b__20_14_20_pt.по_20_ширине.Первая_20_строка_3a__20__20_0.97_20_см.Справа_3a__20__20_-1.25_20_см.Между..._20_...">
      <style:paragraph-properties fo:margin-left="0.5909in" fo:margin-right="-0.0008in" fo:line-height="150%" fo:text-indent="0in" style:auto-text-indent="false"/>
      <style:text-properties officeooo:paragraph-rsid="002ace1b"/>
    </style:style>
    <style:style style:name="P40" style:family="paragraph" style:parent-style-name="Обычный_20__2b__20_14_20_pt.по_20_ширине.Первая_20_строка_3a__20__20_0.97_20_см.Справа_3a__20__20_-1.25_20_см.Между..._20_...">
      <style:paragraph-properties fo:margin-left="2.9535in" fo:margin-right="-0.0008in" fo:line-height="150%" fo:text-indent="0in" style:auto-text-indent="false"/>
      <style:text-properties officeooo:paragraph-rsid="002ace1b"/>
    </style:style>
    <style:style style:name="P41" style:family="paragraph" style:parent-style-name="Обычный_20__2b__20_14_20_pt.по_20_ширине.Первая_20_строка_3a__20__20_0.97_20_см.Справа_3a__20__20_-1.25_20_см.Между..._20_...">
      <style:paragraph-properties fo:margin-left="2.1661in" fo:margin-right="-0.0008in" fo:line-height="150%" fo:text-indent="0in" style:auto-text-indent="false"/>
      <style:text-properties officeooo:paragraph-rsid="002ace1b"/>
    </style:style>
    <style:style style:name="P42" style:family="paragraph" style:parent-style-name="Обычный_20__2b__20_14_20_pt.по_20_ширине.Первая_20_строка_3a__20__20_0.97_20_см.Справа_3a__20__20_-1.25_20_см.Между..._20_...">
      <style:paragraph-properties fo:margin-left="0in" fo:margin-right="-0.0008in" fo:line-height="150%" fo:text-indent="0in" style:auto-text-indent="false"/>
      <style:text-properties officeooo:paragraph-rsid="002ace1b"/>
    </style:style>
    <style:style style:name="P43" style:family="paragraph" style:parent-style-name="Обычный_20__2b__20_14_20_pt.по_20_ширине.Первая_20_строка_3a__20__20_0.97_20_см.Справа_3a__20__20_-1.25_20_см.Между..._20_...">
      <style:paragraph-properties fo:margin-left="0.7874in" fo:margin-right="-0.0008in" fo:line-height="150%" fo:text-indent="0in" style:auto-text-indent="false"/>
      <style:text-properties officeooo:paragraph-rsid="002ace1b"/>
    </style:style>
    <style:style style:name="T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fo:font-size="14pt" fo:font-weight="bold" officeooo:rsid="00136800" style:font-size-asian="14pt" style:font-weight-asian="bold" style:font-size-complex="14pt" style:font-weight-complex="bold"/>
    </style:style>
    <style:style style:name="T3" style:family="text">
      <style:text-properties fo:color="#000000" fo:font-size="14pt" fo:font-weight="bold" officeooo:rsid="002ace1b" style:font-size-asian="14pt" style:font-weight-asian="bold" style:font-size-complex="14pt" style:font-weight-complex="bold"/>
    </style:style>
    <style:style style:name="T4" style:family="text">
      <style:text-properties fo:color="#000000" fo:font-weight="bold" style:font-weight-asian="bold"/>
    </style:style>
    <style:style style:name="T5" style:family="text">
      <style:text-properties fo:text-transform="uppercase" fo:color="#000000"/>
    </style:style>
    <style:style style:name="T6" style:family="text">
      <style:text-properties fo:text-transform="uppercase" fo:color="#000000" style:font-size-complex="14pt"/>
    </style:style>
    <style:style style:name="T7" style:family="text">
      <style:text-properties fo:text-transform="uppercase" fo:color="#000000" fo:language="en" fo:country="US"/>
    </style:style>
    <style:style style:name="T8" style:family="text">
      <style:text-properties fo:text-transform="uppercase" fo:color="#000000" fo:language="en" fo:country="US" officeooo:rsid="002728e0"/>
    </style:style>
    <style:style style:name="T9" style:family="text">
      <style:text-properties fo:text-transform="uppercase" fo:color="#000000" officeooo:rsid="002728e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font-name="Times New Roman" fo:font-size="14pt" fo:language="ru" fo:country="RU" style:font-size-asian="14pt" style:language-asian="ru" style:country-asian="RU"/>
    </style:style>
    <style:style style:name="T16" style:family="text">
      <style:text-properties style:font-name="Times New Roman" fo:font-size="14pt" fo:language="ru" fo:country="RU" officeooo:rsid="002ace1b" style:font-size-asian="14pt" style:language-asian="ru" style:country-asian="RU"/>
    </style:style>
    <style:style style:name="T17" style:family="text">
      <style:text-properties style:font-name="Times New Roman" fo:font-size="14pt" fo:language="ru" fo:country="RU" officeooo:rsid="002caf62" style:font-size-asian="14pt" style:language-asian="ru" style:country-asian="RU"/>
    </style:style>
    <style:style style:name="T18" style:family="text">
      <style:text-properties style:font-name="Times New Roman" fo:font-size="14pt" fo:language="ru" fo:country="RU" officeooo:rsid="002d1bf3" style:font-size-asian="14pt" style:language-asian="ru" style:country-asian="RU"/>
    </style:style>
    <style:style style:name="T19" style:family="text">
      <style:text-properties style:font-name="Times New Roman" fo:font-size="14pt" fo:language="ru" fo:country="RU" fo:font-style="italic" style:font-size-asian="14pt" style:language-asian="ru" style:country-asian="RU" style:font-style-asian="italic"/>
    </style:style>
    <style:style style:name="T20" style:family="text">
      <style:text-properties style:font-name="Times New Roman" fo:font-size="14pt" fo:language="ru" fo:country="RU" fo:font-style="italic" fo:font-weight="bold" style:font-size-asian="14pt" style:language-asian="ru" style:country-asian="RU" style:font-style-asian="italic" style:font-weight-asian="bold"/>
    </style:style>
    <style:style style:name="T21" style:family="text">
      <style:text-properties style:font-name="Times New Roman" fo:font-size="14pt" fo:language="en" fo:country="US" fo:font-style="italic" style:font-size-asian="14pt" style:language-asian="ru" style:country-asian="RU" style:font-style-asian="italic"/>
    </style:style>
    <style:style style:name="T22" style:family="text">
      <style:text-properties style:font-name="Times New Roman" fo:font-size="14pt" fo:language="en" fo:country="US" style:font-size-asian="14pt" style:language-asian="ru" style:country-asian="RU"/>
    </style:style>
    <style:style style:name="T23" style:family="text">
      <style:text-properties style:font-name="Symbol" fo:font-size="14pt" fo:language="ru" fo:country="RU" style:font-name-asian="Symbol1" style:font-size-asian="14pt" style:language-asian="ru" style:country-asian="RU" style:font-name-complex="Symbol1"/>
    </style:style>
    <style:style style:name="T24" style:family="text">
      <style:text-properties style:font-name="Symbol" fo:font-size="14pt" fo:language="en" fo:country="US" fo:font-style="italic" style:font-name-asian="Symbol1" style:font-size-asian="14pt" style:language-asian="ru" style:country-asian="RU" style:font-style-asian="italic" style:font-name-complex="Symbol1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2d66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5"><text:span text:style-name="Основной_20_шрифт_20_абзаца"><text:span text:style-name="T1">Кафедра <text:s text:c="4"/>МОЭВМ</text:span></text:span></text:p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10"><text:span text:style-name="Название_20_книги"><text:span text:style-name="T6">отчет</text:span></text:span></text:p>
      <text:p text:style-name="P5"><text:span text:style-name="Основной_20_шрифт_20_абзаца"><text:span text:style-name="T1">по лабораторной работе №</text:span></text:span><text:span text:style-name="Основной_20_шрифт_20_абзаца"><text:span text:style-name="T3">3</text:span></text:span></text:p>
      <text:p text:style-name="P6"><text:span text:style-name="Основной_20_шрифт_20_абзаца"><text:span text:style-name="T1">по дисциплине «Алгоритмы и структуры данных</text:span></text:span><text:span text:style-name="Основной_20_шрифт_20_абзаца"><text:span text:style-name="T2">»</text:span></text:span><text:span text:style-name="Основной_20_шрифт_20_абзаца"><text:span text:style-name="T1"> </text:span></text:span></text:p>
      <text:p text:style-name="P6"><text:span text:style-name="Основной_20_шрифт_20_абзаца"><text:span text:style-name="T2">Тема: </text:span></text:span><text:span text:style-name="Основной_20_шрифт_20_абзаца"><text:span text:style-name="T3">Стеки и очереди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pan text:style-name="Основной_20_шрифт_20_абзаца"><text:span text:style-name="T1">Студент</text:span></text:span><text:span text:style-name="Основной_20_шрифт_20_абзаца"><text:span text:style-name="T3">ка</text:span></text:span><text:span text:style-name="Основной_20_шрифт_20_абзаца"><text:span text:style-name="T1"> гр. 7381</text:span></text:span></text:p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8">Процветкина А. В.</text:p>
          </table:table-cell>
        </table:table-row>
        <table:table-row table:style-name="Table1.1">
          <table:table-cell table:style-name="Table1.A1" office:value-type="string">
            <text:p text:style-name="P7">Преподаватель</text:p>
          </table:table-cell>
          <table:table-cell table:style-name="Table1.B2" office:value-type="string">
            <text:p text:style-name="P9"/>
          </table:table-cell>
          <table:table-cell table:style-name="Table1.A1" office:value-type="string">
            <text:p text:style-name="P8">Фирсов М. А.</text:p>
          </table:table-cell>
        </table:table-row>
      </table:table>
      <text:p text:style-name="P8"/>
      <text:p text:style-name="P8"/>
      <text:p text:style-name="P8">Санкт-Петербург</text:p>
      <text:p text:style-name="P8">2018</text:p>
      <text:p text:style-name="P12">Цель работы.</text:p>
      <text:p text:style-name="P13">Ознакомиться с такими структурами данных, как стек и очередь, и научиться применять их на практике.</text:p>
      <text:p text:style-name="P26"><text:span text:style-name="T4"/></text:p>
      <text:p text:style-name="P14">Основные теоретические положения.</text:p>
      <text:h text:style-name="P27" text:outline-level="3">Стек - это структура данных, в которой хранятся элементы в виде последовательности, организованной по принципу LIFO (Last In — First Out). Такую структуру данных можно сравнить со стопкой тарелок или магазином автомата. Стек не предполагает прямого доступа к элементам и список основных операций ограничивается операциями помещения элемента в стек и извлечения элемента из стека. Их принято называть PUSH и POP соответственно. Также, обычно есть возможность посмотреть на верхний элемент стека не извлекая его (TOP) и несколько других функций, таких как проверка на пустоту стека и некоторые другие. Очередь - эта структура данных, в которой хранятся элементы в виде последовательности, организованной по принципу FIFO (First In — First Out). Эта структура данных более естественна - например, очередь в магазине. Также как и стек, очередь не предполагает прямого доступа к элементам, а основные операции: добавление ENQ (enqueue) и извлечение DEQ(dequeue). Также обычно есть функции получения первого элемента без его извлечения, определения размера очереди, проверки на пустоту и некоторые другие.</text:h>
      <text:h text:style-name="P28" text:outline-level="3">Задание.</text:h>
      <text:p text:style-name="P38"><text:span text:style-name="T15">11. Рассматривается выражение следующего вида:</text:span></text:p>
      <text:p text:style-name="P39"><text:span text:style-name="T15">&lt; выражение &gt;::= &lt; терм &gt; | &lt; терм &gt; + &lt; выражение &gt; |</text:span></text:p>
      <text:p text:style-name="P40"><text:span text:style-name="T15">&lt; терм &gt; </text:span><text:span text:style-name="T23">-</text:span><text:span text:style-name="T15"> &lt; выражение &gt;</text:span></text:p>
      <text:p text:style-name="P39"><text:span text:style-name="T15">&lt; терм &gt; ::= &lt; множитель &gt; | &lt; множитель &gt; * &lt; терм &gt;</text:span></text:p>
      <text:p text:style-name="P39"><text:span text:style-name="T15">&lt; множитель &gt; ::= &lt; число &gt; | &lt; переменная &gt; | ( &lt; выражение &gt; ) |</text:span></text:p>
      <text:p text:style-name="P41"><text:span text:style-name="T15">&lt; множитель &gt; ^ &lt; число &gt;</text:span></text:p>
      <text:p text:style-name="P39"><text:span text:style-name="T15">&lt; число &gt; ::= &lt; цифра &gt; </text:span></text:p>
      <text:p text:style-name="P39"><text:span text:style-name="T15">&lt; переменная &gt; ::= &lt; буква &gt;</text:span></text:p>
      <text:p text:style-name="P42"><text:soft-page-break/><text:span text:style-name="T15">Такая форма записи выражения называется </text:span><text:span text:style-name="T20">инфиксной</text:span><text:span text:style-name="T15">.</text:span></text:p>
      <text:p text:style-name="P38"><text:span text:style-name="T20">Постфиксной (префиксной)</text:span><text:span text:style-name="T15"> формой записи выражения </text:span><text:span text:style-name="T19">aDb</text:span><text:span text:style-name="T15"> называется запись, в которой знак операции размещен за (перед) операндами: </text:span><text:span text:style-name="T19">abD</text:span><text:span text:style-name="T15"> (</text:span><text:span text:style-name="T19">Dab</text:span><text:span text:style-name="T15">).</text:span></text:p>
      <text:p text:style-name="P42"><text:span text:style-name="T19">Примеры</text:span></text:p>
      <text:p text:style-name="P43"><text:span text:style-name="T20">Инфиксная </text:span><text:span text:style-name="T15"><text:s text:c="7"/></text:span><text:span text:style-name="T20">Постфиксная</text:span><text:span text:style-name="T15"> <text:s text:c="4"/></text:span><text:span text:style-name="T20"><text:s/>Префиксная </text:span></text:p>
      <text:p text:style-name="P43"><text:span text:style-name="T21">a</text:span><text:span text:style-name="T24">-</text:span><text:span text:style-name="T21">b</text:span><text:span text:style-name="T15"> <text:s text:c="22"/></text:span><text:span text:style-name="T21">ab</text:span><text:span text:style-name="T24">-</text:span><text:span text:style-name="T15"> <text:s text:c="23"/></text:span><text:span text:style-name="T23">-</text:span><text:span text:style-name="T21">ab</text:span></text:p>
      <text:p text:style-name="P43"><text:span text:style-name="T21">a</text:span><text:span text:style-name="T22">*</text:span><text:span text:style-name="T21">b</text:span><text:span text:style-name="T22">+</text:span><text:span text:style-name="T21">c</text:span><text:span text:style-name="T22"> <text:s text:c="18"/></text:span><text:span text:style-name="T21">ab</text:span><text:span text:style-name="T22">*</text:span><text:span text:style-name="T21">c</text:span><text:span text:style-name="T22">+ <text:s text:c="20"/>+*</text:span><text:span text:style-name="T21">abc</text:span></text:p>
      <text:p text:style-name="P43"><text:span text:style-name="T21">a</text:span><text:span text:style-name="T22">*(</text:span><text:span text:style-name="T21">b</text:span><text:span text:style-name="T22">+</text:span><text:span text:style-name="T21">c</text:span><text:span text:style-name="T22">) <text:s text:c="15"/></text:span><text:span text:style-name="T21">abc</text:span><text:span text:style-name="T22">+* <text:s text:c="20"/>*</text:span><text:span text:style-name="T21">a</text:span><text:span text:style-name="T22">+</text:span><text:span text:style-name="T21">bc</text:span></text:p>
      <text:p text:style-name="P43"><text:span text:style-name="T21">a</text:span><text:span text:style-name="T22">+</text:span><text:span text:style-name="T21">b</text:span><text:span text:style-name="T22">^</text:span><text:span text:style-name="T21">c</text:span><text:span text:style-name="T22">^</text:span><text:span text:style-name="T21">d</text:span><text:span text:style-name="T22">*</text:span><text:span text:style-name="T21">e</text:span><text:span text:style-name="T22"> <text:s text:c="10"/></text:span><text:span text:style-name="T21">abc</text:span><text:span text:style-name="T22">^</text:span><text:span text:style-name="T21">d</text:span><text:span text:style-name="T22">^</text:span><text:span text:style-name="T21">e</text:span><text:span text:style-name="T22">*+ <text:s text:c="13"/>+</text:span><text:span text:style-name="T21">a</text:span><text:span text:style-name="T22">*^</text:span><text:span text:style-name="T21">b</text:span><text:span text:style-name="T22">^</text:span><text:span text:style-name="T21">cde</text:span><text:span text:style-name="T22">.</text:span></text:p>
      <text:p text:style-name="P42"><text:span text:style-name="T15">Отметим, что постфиксная и префиксная формы записи выражений не содержат скобок.</text:span></text:p>
      <text:p text:style-name="P38"><text:span text:style-name="T15">Требуется:</text:span></text:p>
      <text:p text:style-name="P37"><text:span text:style-name="T16">В</text:span><text:span text:style-name="T15">ычислить как целое число значение выражения (без переменных), записанного в постфиксной форме в заданном текстовом файле </text:span><text:span text:style-name="T19">postfix</text:span><text:span text:style-name="T15">;</text:span></text:p>
      <text:p text:style-name="P37"><text:span text:style-name="T15"/></text:p>
      <text:p text:style-name="P35"><text:span text:style-name="T15">Описание алгоритма.</text:span></text:p>
      <text:p text:style-name="P36"><text:span text:style-name="T15">В программе производится посимвольное считывание входных данных. </text:span><text:span text:style-name="T17">Пробелы игнорируются. При нахождении символов отличных от цифр и знаков операций осуществляется выход из программы. Каждое найденное число кладется на вершину стека. При обнаружении операции извлекаются два верхних элемента стека, затем над ними производится операция в соответствии с найденным знаком и результат кладется на вершину стека. По окончании работы программы производится проверка </text:span><text:span text:style-name="T18">на наличие в стеке 2 и более элементов (в этом случае в исходной строке не хватало знаков операции). Выводится результат вычислений или сообщение об ошибках.</text:span></text:p>
      <text:p text:style-name="P35"><text:span text:style-name="T15"/></text:p>
      <text:p text:style-name="P17">Описание задействованных функций и <text:s/>структур.</text:p>
      <text:p text:style-name="P18">В программе описаны две структуры, используемые для работы со стеком.</text:p>
      <text:p text:style-name="P24">struct Stack{</text:p>
      <text:p text:style-name="P24"><text:soft-page-break/><text:tab/>struct StackElem *topElem;</text:p>
      <text:p text:style-name="P24">};</text:p>
      <text:p text:style-name="P24"/>
      <text:p text:style-name="P24">struct StackElem{</text:p>
      <text:p text:style-name="P24"><text:tab/>type value;</text:p>
      <text:p text:style-name="P24"><text:tab/>struct StackElem *next;</text:p>
      <text:p text:style-name="P24">};</text:p>
      <text:p text:style-name="P25">где type <text:s/>= int.</text:p>
      <text:p text:style-name="P25"/>
      <text:p text:style-name="P19"><text:span text:style-name="T12">Функция </text:span>short isEmpty(struct Stack *stack)</text:p>
      <text:p text:style-name="P20">Аргументы:</text:p>
      <text:p text:style-name="P19">stack –<text:span text:style-name="T25"> указатель на стек.</text:span></text:p>
      <text:p text:style-name="P20">Возвращаемое значение:</text:p>
      <text:p text:style-name="P20">0 – если стек непуст, 1 – иначе.</text:p>
      <text:p text:style-name="P20">Описание:</text:p>
      <text:p text:style-name="P20">Функция проверяет стек на пустоту.</text:p>
      <text:p text:style-name="P20"/>
      <text:p text:style-name="P22">Функция <text:span text:style-name="T14">void destroy(struct Stack *stack)</text:span></text:p>
      <text:p text:style-name="P20">Аргументы:</text:p>
      <text:p text:style-name="P19">stack –<text:span text:style-name="T25"> указатель на стек.</text:span></text:p>
      <text:p text:style-name="P20">Возвращаемое значение:</text:p>
      <text:p text:style-name="P20">Отсутствует.</text:p>
      <text:p text:style-name="P20">Описание:</text:p>
      <text:p text:style-name="P20">Функция высвобождает динамически выделенную память, использовавшуюся под стек.</text:p>
      <text:p text:style-name="P18"><text:span text:style-name="T14"/></text:p>
      <text:p text:style-name="P22">Функция <text:span text:style-name="T14">void push(struct Stack *stack, type value)</text:span></text:p>
      <text:p text:style-name="P20">Аргументы:</text:p>
      <text:p text:style-name="P19">stack –<text:span text:style-name="T25"> указатель на стек.</text:span></text:p>
      <text:p text:style-name="P19">value –<text:span text:style-name="T25"> значение , что требуется занести в стек.</text:span></text:p>
      <text:p text:style-name="P20">Возвращаемое значение:</text:p>
      <text:p text:style-name="P20"><text:soft-page-break/>Отсутствует.</text:p>
      <text:p text:style-name="P20">Описание:</text:p>
      <text:p text:style-name="P20">Функция помещает элемент <text:span text:style-name="T10">value</text:span> на вершину стека.</text:p>
      <text:p text:style-name="P20"/>
      <text:p text:style-name="P22">Функция <text:span text:style-name="T14">type pop(struct Stack *stack)</text:span></text:p>
      <text:p text:style-name="P20">Аргументы:</text:p>
      <text:p text:style-name="P19">stack –<text:span text:style-name="T25"> указатель на стек.</text:span></text:p>
      <text:p text:style-name="P20">Возвращаемое значение:</text:p>
      <text:p text:style-name="P20">Элемент лежащий на вершине стека типа <text:span text:style-name="T11">type.</text:span></text:p>
      <text:p text:style-name="P20">Описание:</text:p>
      <text:p text:style-name="P20">Функция извлекает элемент <text:s/>с вершины стека, при невозможности извлечения сообщает об этом.</text:p>
      <text:p text:style-name="P20"/>
      <text:p text:style-name="P20"/>
      <text:p text:style-name="P22">Функция <text:span text:style-name="T14">struct Stack initStack(void)</text:span></text:p>
      <text:p text:style-name="P20">Аргументы:</text:p>
      <text:p text:style-name="P19"><text:span text:style-name="T25">Отсутствуют.</text:span></text:p>
      <text:p text:style-name="P20">Возвращаемое значение:</text:p>
      <text:p text:style-name="P23">Пустой стек.</text:p>
      <text:p text:style-name="P20">Описание:</text:p>
      <text:p text:style-name="P20">Функция создает пустой стек.</text:p>
      <text:p text:style-name="P20"/>
      <text:p text:style-name="P21"><text:span text:style-name="T14">Тестирование.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30">Входная строка</text:p>
          </table:table-cell>
          <table:table-cell table:style-name="Table2.B1" office:value-type="string">
            <text:p text:style-name="P30">Результат работы программы</text:p>
          </table:table-cell>
        </table:table-row>
        <table:table-row>
          <table:table-cell table:style-name="Table2.A2" office:value-type="string">
            <text:p text:style-name="P30">1 2 3 + -</text:p>
          </table:table-cell>
          <table:table-cell table:style-name="Table2.B2" office:value-type="string">
            <text:p text:style-name="P32">pushed: 1</text:p>
            <text:p text:style-name="P32">pushed: 2</text:p>
            <text:p text:style-name="P32">pushed: 3</text:p>
            <text:p text:style-name="P32">popped: 3</text:p>
            <text:p text:style-name="P32">popped: 2</text:p>
            <text:p text:style-name="P32">pushed: 3+2 = 5</text:p>
            <text:p text:style-name="P32"><text:soft-page-break/>popped: 5</text:p>
            <text:p text:style-name="P32">popped: 1</text:p>
            <text:p text:style-name="P32">pushed: 1-5 = -4</text:p>
            <text:p text:style-name="P32">popped: -4</text:p>
            <text:p text:style-name="P32">Result of calculation: -4</text:p>
          </table:table-cell>
        </table:table-row>
        <table:table-row>
          <table:table-cell table:style-name="Table2.A2" office:value-type="string">
            <text:p text:style-name="P30">2 3 4 * ^</text:p>
          </table:table-cell>
          <table:table-cell table:style-name="Table2.B2" office:value-type="string">
            <text:p text:style-name="P32">pushed: 2</text:p>
            <text:p text:style-name="P32">pushed: 3</text:p>
            <text:p text:style-name="P32">pushed: 4</text:p>
            <text:p text:style-name="P32">popped: 4</text:p>
            <text:p text:style-name="P32">popped: 3</text:p>
            <text:p text:style-name="P32">pushed: 4*3 = 12</text:p>
            <text:p text:style-name="P32">popped: 12</text:p>
            <text:p text:style-name="P32">popped: 2</text:p>
            <text:p text:style-name="P32">pushed: 2^12 = 4096</text:p>
            <text:p text:style-name="P32">popped: 4096</text:p>
            <text:p text:style-name="P32">Result of calculation: 4096</text:p>
          </table:table-cell>
        </table:table-row>
        <table:table-row>
          <table:table-cell table:style-name="Table2.A2" office:value-type="string">
            <text:p text:style-name="P33">2 3 4 -</text:p>
          </table:table-cell>
          <table:table-cell table:style-name="Table2.B2" office:value-type="string">
            <text:p text:style-name="P32">pushed: 2</text:p>
            <text:p text:style-name="P32">pushed: 3</text:p>
            <text:p text:style-name="P32">pushed: 4</text:p>
            <text:p text:style-name="P32">popped: 4</text:p>
            <text:p text:style-name="P32">popped: 3</text:p>
            <text:p text:style-name="P32">pushed: 3-4 = -1</text:p>
            <text:p text:style-name="P32">Error! Operation expected.</text:p>
          </table:table-cell>
        </table:table-row>
        <table:table-row>
          <table:table-cell table:style-name="Table2.A2" office:value-type="string">
            <text:p text:style-name="P31">*<text:span text:style-name="T26">Пустая строка*</text:span></text:p>
          </table:table-cell>
          <table:table-cell table:style-name="Table2.B2" office:value-type="string">
            <text:p text:style-name="P34">Empty sequence!</text:p>
          </table:table-cell>
        </table:table-row>
        <table:table-row>
          <table:table-cell table:style-name="Table2.A2" office:value-type="string">
            <text:p text:style-name="P33">2 3 * 4 - 7 ^</text:p>
          </table:table-cell>
          <table:table-cell table:style-name="Table2.B2" office:value-type="string">
            <text:p text:style-name="P32">Expression: 2 3 * 4 - 7 ^</text:p>
            <text:p text:style-name="P32">pushed: 2</text:p>
            <text:p text:style-name="P32">pushed: 3</text:p>
            <text:p text:style-name="P32">popped: 3</text:p>
            <text:p text:style-name="P32">popped: 2</text:p>
            <text:p text:style-name="P32">pushed: 3*2 = 6</text:p>
            <text:p text:style-name="P32"><text:soft-page-break/>pushed: 4</text:p>
            <text:p text:style-name="P32">popped: 4</text:p>
            <text:p text:style-name="P32">popped: 6</text:p>
            <text:p text:style-name="P32">pushed: 6-4 = 2</text:p>
            <text:p text:style-name="P32">pushed: 7</text:p>
            <text:p text:style-name="P32">popped: 7</text:p>
            <text:p text:style-name="P32">popped: 2</text:p>
            <text:p text:style-name="P32">pushed: 2^7 = 128</text:p>
            <text:p text:style-name="P32">popped: 128</text:p>
            <text:p text:style-name="P32">Result of calculation: 128</text:p>
          </table:table-cell>
        </table:table-row>
        <table:table-row>
          <table:table-cell table:style-name="Table2.A2" office:value-type="string">
            <text:p text:style-name="P33">asd</text:p>
          </table:table-cell>
          <table:table-cell table:style-name="Table2.B2" office:value-type="string">
            <text:p text:style-name="P32">Error! Non-digital symbols found: a.</text:p>
          </table:table-cell>
        </table:table-row>
      </table:table>
      <text:p text:style-name="P21"><text:span text:style-name="T13"/></text:p>
      <text:p text:style-name="P14">Выводы.</text:p>
      <text:p text:style-name="P13">В ходе выполнения работы была изучена новая структура данных: стек</text:p>
      <text:p text:style-name="P14"/>
      <text:p text:style-name="P15"/>
      <text:p text:style-name="P11"><text:span text:style-name="Название_20_книги"><text:span text:style-name="T9">Приложение а</text:span></text:span></text:p>
      <text:p text:style-name="P10"><text:span text:style-name="Название_20_книги"><text:span text:style-name="T5">Исходный</text:span></text:span><text:span text:style-name="Название_20_книги"><text:span text:style-name="T7"> </text:span></text:span><text:span text:style-name="Название_20_книги"><text:span text:style-name="T5">код</text:span></text:span><text:span text:style-name="Название_20_книги"><text:span text:style-name="T7"> </text:span></text:span><text:span text:style-name="Название_20_книги"><text:span text:style-name="T8">программы</text:span></text:span></text:p>
      <text:p text:style-name="P10"><text:span text:style-name="Название_20_книги"><text:span text:style-name="T8"/></text:span></text:p>
      <text:p text:style-name="P29">#include &lt;stdio.h&gt;</text:p>
      <text:p text:style-name="P29">#include &lt;stdlib.h&gt;</text:p>
      <text:p text:style-name="P29">#include &lt;ctype.h&gt;</text:p>
      <text:p text:style-name="P29">#include &lt;math.h&gt;</text:p>
      <text:p text:style-name="P29"/>
      <text:p text:style-name="P29">typedef int type;</text:p>
      <text:p text:style-name="P29"/>
      <text:p text:style-name="P29">struct Stack{</text:p>
      <text:p text:style-name="P29"><text:tab/>struct StackElem *topElem;</text:p>
      <text:p text:style-name="P29">};</text:p>
      <text:p text:style-name="P29"/>
      <text:p text:style-name="P29">struct StackElem{</text:p>
      <text:p text:style-name="P29"><text:tab/>type value;</text:p>
      <text:p text:style-name="P29"><text:tab/>struct StackElem *next;</text:p>
      <text:p text:style-name="P29">};</text:p>
      <text:p text:style-name="P29"/>
      <text:p text:style-name="P29">short isEmpty(struct Stack *stack){</text:p>
      <text:p text:style-name="P29"><text:tab/>if (stack-&gt;topElem)</text:p>
      <text:p text:style-name="P29"><text:tab/><text:tab/>return 0;</text:p>
      <text:p text:style-name="P29"><text:tab/>else </text:p>
      <text:p text:style-name="P29"><text:tab/><text:tab/>return 1;</text:p>
      <text:p text:style-name="P29">}</text:p>
      <text:p text:style-name="P29"/>
      <text:p text:style-name="P29">void destroy(struct Stack *stack){</text:p>
      <text:p text:style-name="P29"><text:tab/>struct StackElem* tmp = stack-&gt;topElem;</text:p>
      <text:p text:style-name="P29"><text:tab/>while(stack-&gt;topElem){</text:p>
      <text:p text:style-name="P29"><text:tab/><text:tab/>tmp = stack-&gt;topElem;</text:p>
      <text:p text:style-name="P29"><text:tab/><text:tab/>stack-&gt;topElem = stack-&gt;topElem-&gt;next;</text:p>
      <text:p text:style-name="P29"><text:tab/><text:tab/>free(tmp);</text:p>
      <text:p text:style-name="P29"><text:tab/>}</text:p>
      <text:p text:style-name="P29">}</text:p>
      <text:p text:style-name="P29"/>
      <text:p text:style-name="P29">void push(struct Stack *stack, type value){</text:p>
      <text:p text:style-name="P29"><text:tab/>struct StackElem* temp = (struct StackElem*) malloc(sizeof(struct StackElem));</text:p>
      <text:p text:style-name="P29"><text:tab/>temp-&gt;value = value;</text:p>
      <text:p text:style-name="P29"><text:tab/>temp-&gt;next = stack-&gt;topElem;</text:p>
      <text:p text:style-name="P29"><text:tab/>stack-&gt;topElem = temp;</text:p>
      <text:p text:style-name="P29"><text:tab/>printf("%d\n", value);</text:p>
      <text:p text:style-name="P29">}</text:p>
      <text:p text:style-name="P29"><text:soft-page-break/></text:p>
      <text:p text:style-name="P29">type pop(struct Stack *stack){</text:p>
      <text:p text:style-name="P29"><text:tab/>if(isEmpty(stack)){</text:p>
      <text:p text:style-name="P29"><text:tab/><text:tab/>printf("Error when trying to pop\n");</text:p>
      <text:p text:style-name="P29"><text:tab/><text:tab/>destroy(stack);</text:p>
      <text:p text:style-name="P29"><text:tab/><text:tab/>exit(1);</text:p>
      <text:p text:style-name="P29"><text:tab/>}</text:p>
      <text:p text:style-name="P29"><text:tab/>type value = stack-&gt;topElem-&gt;value;</text:p>
      <text:p text:style-name="P29"><text:tab/>struct StackElem* temp = stack-&gt;topElem;</text:p>
      <text:p text:style-name="P29"><text:tab/>stack-&gt;topElem = stack-&gt;topElem-&gt;next; </text:p>
      <text:p text:style-name="P29"><text:tab/>free(temp);</text:p>
      <text:p text:style-name="P29"><text:tab/>printf("popped: %d\n", value);</text:p>
      <text:p text:style-name="P29"><text:tab/>return value;</text:p>
      <text:p text:style-name="P29">}</text:p>
      <text:p text:style-name="P29"/>
      <text:p text:style-name="P29">struct Stack initStack(void){</text:p>
      <text:p text:style-name="P29"><text:tab/>struct Stack stack = {NULL};</text:p>
      <text:p text:style-name="P29"><text:tab/>return stack;</text:p>
      <text:p text:style-name="P29">}</text:p>
      <text:p text:style-name="P29"/>
      <text:p text:style-name="P29">int main(){</text:p>
      <text:p text:style-name="P29"><text:tab/>struct Stack stack = initStack();</text:p>
      <text:p text:style-name="P29"><text:tab/>printf("Input the expression in postfix notation to calculate.\n");</text:p>
      <text:p text:style-name="P29"><text:tab/>printf("Beware of the fact that postfix notation should not include any brackets or variables.\n");</text:p>
      <text:p text:style-name="P29"><text:tab/>printf("Expression: ");</text:p>
      <text:p text:style-name="P29"><text:tab/>char c;</text:p>
      <text:p text:style-name="P29"><text:tab/>int a, b, n;</text:p>
      <text:p text:style-name="P29"><text:tab/>for(c = getchar(); isspace(c) &amp;&amp; c != '\n'; c = getchar());</text:p>
      <text:p text:style-name="P29"><text:tab/>ungetc(c, stdin);</text:p>
      <text:p text:style-name="P29"><text:tab/>while((c = getchar())!= EOF &amp;&amp; c != '\n'){</text:p>
      <text:p text:style-name="P29"><text:tab/><text:tab/>for(; isspace(c) &amp;&amp; c != '\n'; c = getchar());</text:p>
      <text:p text:style-name="P29"><text:tab/><text:tab/>if(isalpha(c)){</text:p>
      <text:p text:style-name="P29"><text:tab/><text:tab/><text:tab/>printf("Error! Non-digital symbols found: %c.\n", c);</text:p>
      <text:p text:style-name="P29"><text:tab/><text:tab/><text:tab/>destroy(&amp;stack);</text:p>
      <text:p text:style-name="P29"><text:tab/><text:tab/><text:tab/>exit(1);</text:p>
      <text:p text:style-name="P29"><text:tab/><text:tab/>}</text:p>
      <text:p text:style-name="P29"><text:tab/><text:tab/>if(isdigit(c)){</text:p>
      <text:p text:style-name="P29"><text:tab/><text:tab/><text:tab/>ungetc(c, stdin);</text:p>
      <text:p text:style-name="P29"><text:tab/><text:tab/><text:tab/>scanf("%d", &amp;n);</text:p>
      <text:p text:style-name="P29"><text:tab/><text:tab/><text:tab/>printf("pushed: ");</text:p>
      <text:p text:style-name="P29"><text:tab/><text:tab/><text:tab/>push(&amp;stack, n);</text:p>
      <text:p text:style-name="P29"><text:soft-page-break/><text:tab/><text:tab/><text:tab/>continue;</text:p>
      <text:p text:style-name="P29"><text:tab/><text:tab/>}</text:p>
      <text:p text:style-name="P29"><text:tab/><text:tab/>if(c == '+'){</text:p>
      <text:p text:style-name="P29"><text:tab/><text:tab/><text:tab/>a = pop(&amp;stack);</text:p>
      <text:p text:style-name="P29"><text:tab/><text:tab/><text:tab/>b = pop(&amp;stack);</text:p>
      <text:p text:style-name="P29"><text:tab/><text:tab/><text:tab/>printf("pushed: %d+%d = ", a, b);</text:p>
      <text:p text:style-name="P29"><text:tab/><text:tab/><text:tab/>push(&amp;stack, a + b);</text:p>
      <text:p text:style-name="P29"><text:tab/><text:tab/><text:tab/>continue;</text:p>
      <text:p text:style-name="P29"><text:tab/><text:tab/>}</text:p>
      <text:p text:style-name="P29"><text:tab/><text:tab/>if(c == '-'){</text:p>
      <text:p text:style-name="P29"><text:tab/><text:tab/><text:tab/>a = pop(&amp;stack);</text:p>
      <text:p text:style-name="P29"><text:tab/><text:tab/><text:tab/>b = pop(&amp;stack);</text:p>
      <text:p text:style-name="P29"><text:tab/><text:tab/><text:tab/>printf("pushed: %d-%d = ", b, a);</text:p>
      <text:p text:style-name="P29"><text:tab/><text:tab/><text:tab/>push(&amp;stack, b - a);</text:p>
      <text:p text:style-name="P29"><text:tab/><text:tab/><text:tab/>continue;</text:p>
      <text:p text:style-name="P29"><text:tab/><text:tab/>}</text:p>
      <text:p text:style-name="P29"><text:tab/><text:tab/>if(c == '*'){</text:p>
      <text:p text:style-name="P29"><text:tab/><text:tab/><text:tab/>a = pop(&amp;stack);</text:p>
      <text:p text:style-name="P29"><text:tab/><text:tab/><text:tab/>b = pop(&amp;stack);</text:p>
      <text:p text:style-name="P29"><text:tab/><text:tab/><text:tab/>printf("pushed: %d*%d = ", a, b);</text:p>
      <text:p text:style-name="P29"><text:tab/><text:tab/><text:tab/>push(&amp;stack, a * b);</text:p>
      <text:p text:style-name="P29"><text:tab/><text:tab/><text:tab/>continue;</text:p>
      <text:p text:style-name="P29"><text:tab/><text:tab/>}</text:p>
      <text:p text:style-name="P29"><text:tab/><text:tab/>if(c == '^'){</text:p>
      <text:p text:style-name="P29"><text:tab/><text:tab/><text:tab/>a = pop(&amp;stack);</text:p>
      <text:p text:style-name="P29"><text:tab/><text:tab/><text:tab/>b = pop(&amp;stack);</text:p>
      <text:p text:style-name="P29"><text:tab/><text:tab/><text:tab/>printf("pushed: %d^%d = ", b, a);</text:p>
      <text:p text:style-name="P29"><text:tab/><text:tab/><text:tab/>push(&amp;stack, pow(b, a));</text:p>
      <text:p text:style-name="P29"><text:tab/><text:tab/><text:tab/>continue;</text:p>
      <text:p text:style-name="P29"><text:tab/><text:tab/>}</text:p>
      <text:p text:style-name="P29"><text:tab/><text:tab/>printf("Error! Improper symbols found: %c.\n", c);</text:p>
      <text:p text:style-name="P29"><text:tab/><text:tab/>destroy(&amp;stack);</text:p>
      <text:p text:style-name="P29"><text:tab/><text:tab/>exit(1);</text:p>
      <text:p text:style-name="P29"><text:tab/>}</text:p>
      <text:p text:style-name="P29"><text:tab/>if(isEmpty(&amp;stack))</text:p>
      <text:p text:style-name="P29"><text:tab/><text:tab/>printf("Empty sequence!\n");</text:p>
      <text:p text:style-name="P29"><text:tab/>if(stack-&gt;topElem-&gt;next)</text:p>
      <text:p text:style-name="P29"><text:tab/><text:tab/>printf("Error! Operation expected.\n");</text:p>
      <text:p text:style-name="P29"><text:tab/>else</text:p>
      <text:p text:style-name="P29"><text:tab/><text:tab/>printf("Result of calculation: %d\n", pop(&amp;stack));</text:p>
      <text:p text:style-name="P29"><text:tab/>destroy(&amp;stack);</text:p>
      <text:p text:style-name="P29"><text:tab/>return 0;</text:p>
      <text:p text:style-name="P2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/>
    <style:font-face style:name="Calibri" svg:font-family="Calibri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ohit Devanagari" svg:font-family="'Lohit Devanagari'" style:font-family-generic="swiss" style:font-pitch="variable"/>
    <style:font-face style:name="Noto Sans CJK SC Regular" svg:font-family="'Noto Sans CJK SC Regular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Заголовок_20_1" style:display-name="Заголовок 1" style:family="paragraph" style:parent-style-name="Standard" style:next-style-name="Standard" style:default-outline-level="1">
      <style:paragraph-properties fo:text-align="justify" style:justify-single-word="false" fo:hyphenation-ladder-count="no-limit" fo:keep-with-next="always"/>
      <style:text-properties fo:font-style="italic" style:font-style-asian="italic" fo:hyphenate="false"/>
    </style:style>
    <style:style style:name="Заголовок_20_2" style:display-name="Заголовок 2" style:family="paragraph" style:parent-style-name="Standard" style:next-style-name="Standard" style:default-outline-level="2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 fo:hyphenate="false"/>
    </style:style>
    <style:style style:name="Заголовок_20_3" style:display-name="Заголовок 3" style:family="paragraph" style:parent-style-name="Standard" style:next-style-name="Standard" style:default-outline-level="3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weight-asian="bold" style:font-weight-complex="bold" fo:hyphenate="false"/>
    </style:style>
    <style:style style:name="Заголовок_20_4" style:display-name="Заголовок 4" style:family="paragraph" style:parent-style-name="Standard" style:next-style-name="Standard" style:default-outline-level="4">
      <style:paragraph-properties fo:margin-top="0.1665in" fo:margin-bottom="0.0417in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Заголовок_20_5" style:display-name="Заголовок 5" style:family="paragraph" style:parent-style-name="Standard" style:next-style-name="Standard" style:default-outline-level="5">
      <style:paragraph-properties fo:margin-top="0.1665in" fo:margin-bottom="0.0417in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Заголовок_20_6" style:display-name="Заголовок 6" style:family="paragraph" style:parent-style-name="Standard" style:next-style-name="Standard" style:default-outline-level="6">
      <style:paragraph-properties fo:margin-top="0.139in" fo:margin-bottom="0in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Cambria" style:font-family-complex="Cambria" style:font-family-generic-complex="roman" style:font-pitch-complex="variable" style:font-style-complex="italic" fo:hyphenate="false"/>
    </style:style>
    <style:style style:name="Заголовок_20_7" style:display-name="Заголовок 7" style:family="paragraph" style:parent-style-name="Standard" style:next-style-name="Standard" style:default-outline-level="7">
      <style:paragraph-properties fo:margin-top="0.139in" fo:margin-bottom="0in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Cambria" style:font-family-complex="Cambria" style:font-family-generic-complex="roman" style:font-pitch-complex="variable" style:font-style-complex="italic" fo:hyphenate="false"/>
    </style:style>
    <style:style style:name="Заголовок_20_9" style:display-name="Заголовок 9" style:family="paragraph" style:parent-style-name="Standard" style:next-style-name="Standard" style:default-outline-level="9">
      <style:paragraph-properties fo:margin-top="0.139in" fo:margin-bottom="0in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name-asian="Cambria" style:font-family-asian="Cambria" style:font-family-generic-asian="roman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font-style-complex="italic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11pt" fo:font-weight="bold" style:font-size-asian="11pt" style:font-weight-asian="bold" fo:hyphenate="false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 fo:hyphenation-ladder-count="no-limit"/>
      <style:text-properties fo:font-size="14pt" fo:font-weight="bold" style:font-size-asian="14pt" style:font-weight-asian="bold" fo:hyphenate="false"/>
    </style:style>
    <style:style style:name="Список" style:family="paragraph" style:parent-style-name="Text_20_body" style:default-outline-level="3" style:list-style-name="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wiss" style:font-pitch-complex="variable" fo:hyphenate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hyphenation-ladder-count="no-limit" fo:text-indent="0.3937in" style:auto-text-indent="false"/>
      <style:text-properties style:font-size-complex="10pt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wiss" style:font-pitch-complex="variable" fo:hyphenate="false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hyphenation-ladder-count="no-limit" fo:text-indent="0.2953in" style:auto-text-indent="false">
        <style:tab-stops/>
      </style:paragraph-properties>
      <style:text-properties fo:color="#000000" fo:hyphenate="false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hyphenation-ladder-count="no-limit" fo:text-indent="-0.25in" style:auto-text-indent="false">
        <style:tab-stops/>
      </style:paragraph-properties>
      <style:text-properties fo:hyphenate="false"/>
    </style:style>
    <style:style style:name="Для_20_таблиц" style:display-name="Для таблиц" style:family="paragraph" style:parent-style-name="Standard">
      <style:paragraph-properties fo:hyphenation-ladder-count="no-limit"/>
      <style:text-properties fo:hyphenate="false"/>
    </style:style>
    <style:style style:name="Обычный_20__28_веб_29_" style:display-name="Обычный (веб)" style:family="paragraph" style:parent-style-name="Standard" style:list-style-name="WW8Num5">
      <style:paragraph-properties fo:margin-top="0.1945in" fo:margin-bottom="0.1945in" loext:contextual-spacing="false" fo:hyphenation-ladder-count="no-limit"/>
      <style:text-properties fo:hyphenate="false"/>
    </style:style>
    <style:style style:name="Подзаголовок" style:family="paragraph" style:parent-style-name="Standard" style:next-style-name="Text_20_body">
      <style:paragraph-properties fo:text-align="center" style:justify-single-word="false" fo:hyphenation-ladder-count="no-limit"/>
      <style:text-properties fo:font-variant="small-caps" fo:font-weight="bold" style:font-weight-asian="bold" style:font-weight-complex="bold" fo:hyphenate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hyphenation-ladder-count="no-limit" fo:text-indent="-0.2957in" style:auto-text-indent="false">
        <style:tab-stops/>
      </style:paragraph-properties>
      <style:text-properties fo:font-weight="bold" style:font-weight-asian="bold" fo:hyphenate="false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hyphenation-ladder-count="no-limit" fo:text-indent="-0.4917in" style:auto-text-indent="false">
        <style:tab-stops/>
      </style:paragraph-properties>
      <style:text-properties fo:hyphenate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/>
    </style:style>
    <style:style style:name="По_20_центру" style:display-name="По центру" style:family="paragraph" style:parent-style-name="Standard">
      <style:paragraph-properties fo:text-align="center" style:justify-single-word="false" fo:hyphenation-ladder-count="no-limit"/>
      <style:text-properties fo:font-size="14pt" style:font-size-asian="14pt" style:font-size-complex="10pt" fo:hyphenate="false"/>
    </style:style>
    <style:style style:name="Без_20_отступа" style:display-name="Без отступа" style:family="paragraph" style:parent-style-name="Standard">
      <style:paragraph-properties fo:text-align="justify" style:justify-single-word="false" fo:hyphenation-ladder-count="no-limit"/>
      <style:text-properties fo:font-size="14pt" style:font-size-asian="14pt" style:font-size-complex="10pt" fo:hyphenate="false"/>
    </style:style>
    <style:style style:name="Affiliation" style:family="paragraph" style:parent-style-name="Standard">
      <style:paragraph-properties fo:margin-top="0.0835in" fo:margin-bottom="0.0835in" loext:contextual-spacing="false" fo:hyphenation-ladder-count="no-limit"/>
      <style:text-properties style:font-size-complex="14pt" fo:hyphenate="false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/>
      <style:text-properties fo:hyphenate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/>
    </style:style>
    <style:style style:name="Абзац_20_списка" style:display-name="Абзац списка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sPlusNormal" style:family="paragraph">
      <style:paragraph-properties fo:margin-left="0in" fo:margin-right="0in" fo:hyphenation-ladder-count="no-limit" fo:text-indent="0.5in" style:auto-text-indent="false" style:text-autospace="none"/>
      <style:text-properties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 fo:hyphenate="false"/>
    </style:style>
    <style:style style:name="Верхний_20_колонтитул" style:display-name="Верхний колонтитул" style:family="paragraph" style:parent-style-name="Standard">
      <style:paragraph-properties fo:hyphenation-ladder-count="no-limit"/>
      <style:text-properties fo:hyphenate="false"/>
    </style:style>
    <style:style style:name="Основной_20_текст1" style:display-name="Основной текст1" style:family="paragraph">
      <style:paragraph-properties style:line-height-at-least="0.1665in" fo:text-align="justify" style:justify-single-word="false" fo:hyphenation-ladder-count="no-limit"/>
      <style:text-properties fo:color="#000000" style:font-name="Arial" fo:font-family="Arial" style:font-family-generic="swiss" style:font-pitch="variable" style:font-name-asian="Calibri" style:font-family-asian="Calibri" style:font-family-generic-asian="roman" style:font-name-complex="Arial" style:font-family-complex="Arial" style:font-family-generic-complex="swiss" style:font-pitch-complex="variable" style:font-size-complex="10pt" style:language-complex="ar" style:country-complex="SA" fo:hyphenate="false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1945in" fo:margin-bottom="0in" loext:contextual-spacing="false" fo:line-height="0.1902in" fo:text-align="justify" style:justify-single-word="false" fo:orphans="0" fo:widows="0" fo:hyphenation-ladder-count="no-limit"/>
      <style:text-properties fo:font-size="10pt" style:font-size-asian="10pt" style:font-size-complex="10pt" fo:hyphenate="false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style:font-name-asian="Calibri" style:font-family-asian="Calibri" style:font-family-generic-asian="roman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Стиль" style:family="paragraph">
      <style:paragraph-properties fo:hyphenation-ladder-count="no-limit"/>
      <style:text-properties style:font-name="Times New Roman" fo:font-family="'Times New Roman'" style:font-family-generic="roman" style:font-pitch="variable" fo:letter-spacing="-0.0008in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 fo:hyphenation-ladder-count="no-limit"/>
      <style:text-properties style:font-name="Calibri" fo:font-family="Calibri" style:font-family-generic="roman" fo:font-size="11pt" style:font-name-asian="Calibri" style:font-family-asian="Calibri" style:font-family-generic-asian="roman" style:font-size-asian="11pt" style:font-name-complex="Calibri" style:font-family-complex="Calibri" style:font-family-generic-complex="roman" style:font-size-complex="11pt" fo:hyphenate="fals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 fo:hyphenation-ladder-count="no-limit"/>
      <style:text-properties style:font-name="Calibri" fo:font-family="Calibri" style:font-family-generic="roman" fo:font-size="8pt" style:font-name-asian="Calibri" style:font-family-asian="Calibri" style:font-family-generic-asian="roman" style:font-size-asian="8pt" style:font-name-complex="Calibri" style:font-family-complex="Calibri" style:font-family-generic-complex="roman" style:font-size-complex="8pt" fo:hyphenate="false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false" fo:line-height="115%" fo:hyphenation-ladder-count="no-limit" fo:text-indent="0in" style:auto-text-indent="false">
        <style:tab-stops/>
      </style:paragraph-properties>
      <style:text-properties style:font-name="Calibri" fo:font-family="Calibri" style:font-family-generic="roman" fo:font-size="11pt" style:font-name-asian="Calibri" style:font-family-asian="Calibri" style:font-family-generic-asian="roman" style:font-size-asian="11pt" style:font-name-complex="Calibri" style:font-family-complex="Calibri" style:font-family-generic-complex="roman" style:font-size-complex="11pt" fo:hyphenate="false"/>
    </style:style>
    <style:style style:name="Table_20_Style_20_2" style:display-name="Table Style 2" style:family="paragraph">
      <style:paragraph-properties fo:orphans="2" fo:widows="2" fo:hyphenation-ladder-count="no-limit"/>
      <style:text-properties fo:color="#000000" style:font-name="Helvetica" fo:font-family="Helvetica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 fo:hyphenate="false"/>
    </style:style>
    <style:style style:name="Style16" style:family="paragraph">
      <style:paragraph-properties fo:line-height="0.1929in" fo:text-align="justify" style:justify-single-word="false" fo:hyphenation-ladder-count="no-limit"/>
      <style:text-properties fo:color="#000000" style:font-name="Arial Unicode MS" fo:font-family="'Arial Unicode MS'" style:font-family-generic="swiss" style:font-pitch="variable" style:font-name-asian="Times New Roman" style:font-family-asian="'Times New Roman'" style:font-family-generic-asian="roman" style:font-pitch-asian="variable" style:font-name-complex="Arial Unicode MS" style:font-family-complex="'Arial Unicode MS'" style:font-family-generic-complex="swiss" style:font-pitch-complex="variable" style:language-complex="ar" style:country-complex="SA" fo:hyphenate="false"/>
    </style:style>
    <style:style style:name="western" style:family="paragraph" style:parent-style-name="Standard">
      <style:paragraph-properties fo:margin-top="0.1945in" fo:margin-bottom="0.1945in" loext:contextual-spacing="false" fo:hyphenation-ladder-count="no-limit"/>
      <style:text-properties fo:hyphenate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hyphenation-ladder-count="no-limit" fo:text-indent="-0.25in" style:auto-text-indent="false">
        <style:tab-stops/>
      </style:paragraph-properties>
      <style:text-properties fo:hyphenate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hyphenation-ladder-count="no-limit" fo:text-indent="-0.25in" style:auto-text-indent="false">
        <style:tab-stops/>
      </style:paragraph-properties>
      <style:text-properties style:font-size-complex="10pt" fo:hyphenate="false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hyphenation-ladder-count="no-limit" fo:text-indent="-0.25in" style:auto-text-indent="false">
        <style:tab-stops/>
      </style:paragraph-properties>
      <style:text-properties fo:hyphenate="false"/>
    </style:style>
    <style:style style:name="for_5f_tables_5f_12" style:display-name="for_tables_12" style:family="paragraph" style:parent-style-name="Standard">
      <style:paragraph-properties fo:line-height="0.222in" fo:hyphenation-ladder-count="no-limit"/>
      <style:text-properties fo:hyphenate="false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hyphenation-ladder-count="no-limit" fo:text-indent="0.4925in" style:auto-text-indent="false"/>
      <style:text-properties fo:hyphenate="false"/>
    </style:style>
    <style:style style:name="Style40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/>
    </style:style>
    <style:style style:name="Style91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/>
    </style:style>
    <style:style style:name="Style96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false" fo:line-height="115%" fo:hyphenation-ladder-count="no-limit" fo:text-indent="0in" style:auto-text-indent="false">
        <style:tab-stops/>
      </style:paragraph-properties>
      <style:text-properties style:font-name="Calibri" fo:font-family="Calibri" style:font-family-generic="roman" fo:font-size="11pt" style:font-name-asian="Calibri" style:font-family-asian="Calibri" style:font-family-generic-asian="roman" style:font-size-asian="11pt" style:font-name-complex="Calibri" style:font-family-complex="Calibri" style:font-family-generic-complex="roman" style:font-size-complex="11pt" fo:hyphenate="false"/>
    </style:style>
    <style:style style:name="Table_20_Paragraph" style:display-name="Table Paragraph" style:family="paragraph" style:parent-style-name="Standard">
      <style:paragraph-properties fo:orphans="0" fo:widows="0" fo:hyphenation-ladder-count="no-limit" style:text-autospace="none"/>
      <style:text-properties style:font-name-asian="Calibri" style:font-family-asian="Calibri" style:font-family-generic-asian="roman" fo:hyphenate="false"/>
    </style:style>
    <style:style style:name="Текст" style:family="paragraph" style:parent-style-name="Standard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false" fo:line-height="115%" fo:hyphenation-ladder-count="no-limit" fo:text-indent="0in" style:auto-text-indent="false">
        <style:tab-stops/>
      </style:paragraph-properties>
      <style:text-properties style:font-name="Calibri" fo:font-family="Calibri" style:font-family-generic="roman" fo:font-size="11pt" style:font-name-asian="Calibri" style:font-family-asian="Calibri" style:font-family-generic-asian="roman" style:font-size-asian="11pt" style:font-name-complex="Calibri" style:font-family-complex="Calibri" style:font-family-generic-complex="roman" style:font-size-complex="11pt" fo:hyphenate="false"/>
    </style:style>
    <style:style style:name="Normal1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false" fo:line-height="115%" fo:hyphenation-ladder-count="no-limit" fo:text-indent="0in" style:auto-text-indent="false">
        <style:tab-stops/>
      </style:paragraph-properties>
      <style:text-properties style:font-name="Calibri" fo:font-family="Calibri" style:font-family-generic="roman" fo:font-size="11pt" style:font-name-asian="Calibri" style:font-family-asian="Calibri" style:font-family-generic-asian="roman" style:font-size-asian="11pt" style:font-name-complex="Calibri" style:font-family-complex="Calibri" style:font-family-generic-complex="roman" style:font-size-complex="11pt" fo:hyphenate="false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 fo:hyphenation-ladder-count="no-limit"/>
      <style:text-properties fo:hyphenate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 fo:hyphenation-ladder-count="no-limit"/>
      <style:text-properties fo:hyphenate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line-height="120%" fo:text-align="justify" style:justify-single-word="false" fo:hyphenation-ladder-count="no-limit"/>
      <style:text-properties fo:font-size="14pt" fo:letter-spacing="-0.0016in" style:font-size-asian="14pt" style:font-size-complex="10pt" fo:hyphenate="false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hyphenation-ladder-count="no-limit" fo:text-indent="0.4925in" style:auto-text-indent="false"/>
      <style:text-properties fo:font-size="14pt" style:font-size-asian="14pt" fo:hyphenate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 fo:hyphenation-ladder-count="no-limit"/>
      <style:text-properties fo:hyphenate="false"/>
    </style:style>
    <style:style style:name="Абзац_20_списка5" style:display-name="Абзац списка5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asian="Calibri" style:font-family-asian="Calibri" style:font-family-generic-asian="roman" fo:hyphenate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Абзац_20_списка6" style:display-name="Абзац списка6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asian="Calibri" style:font-family-asian="Calibri" style:font-family-generic-asian="roman" fo:hyphenate="fals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hyphenation-ladder-count="no-limit" fo:text-indent="0.4925in" style:auto-text-indent="false"/>
      <style:text-properties fo:language="en" fo:country="US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fo:language="en" fo:country="US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fo:language="ru" fo:country="RU" style:font-size-asian="14pt" style:language-asian="ru" style:country-asian="RU"/>
    </style:style>
    <style:style style:name="Основной_20_шрифт_20_абзаца" style:display-name="Основной шрифт абзаца" style:family="text"/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name-asian="Symbol" style:font-family-asian="Symbol" style:font-family-generic-asian="roman" style:font-pitch-asian="variable" style:font-charset-asian="x-symbo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name-asian="Cambria" style:font-family-asian="Cambria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name-asian="Cambria" style:font-family-asian="Cambria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roman" fo:font-size="11pt" fo:font-weight="bold" style:font-name-asian="Calibri" style:font-family-asian="Calibri" style:font-family-generic-asian="roman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fo:font-size="11pt" fo:language="ru" fo:country="RU" style:font-name-asian="Calibri" style:font-family-asian="Calibri" style:font-family-generic-asian="roman" style:font-size-asian="11pt" style:font-name-complex="Calibri" style:font-family-complex="Calibri" style:font-family-generic-complex="roman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_5f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654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_5f_CharLFO6LVL1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Верхний_20_колонтитул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Нижний_20_колонтитул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2953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5"/></text:p>
      </style:header>
      <style:footer>
        <text:p text:style-name="MP2"><text:page-number text:select-page="current">8</text:page-number></text:p>
        <text:p text:style-name="Нижний_20_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>ПРОЕКТ ЛЭТИ</dc:title>
    <dc:subject/>
    <meta:initial-creator>SAP</meta:initial-creator>
    <meta:creation-date>2015-11-10T19:52:00Z</meta:creation-date>
    <dc:date>2018-11-03T21:36:15.505951306</dc:date>
    <meta:print-date>2018-09-13T12:59:00Z</meta:print-date>
    <meta:editing-cycles>19</meta:editing-cycles>
    <meta:editing-duration>PT4H13M59S</meta:editing-duration>
    <meta:document-statistic meta:table-count="2" meta:image-count="0" meta:object-count="0" meta:page-count="10" meta:paragraph-count="263" meta:word-count="1104" meta:character-count="7680" meta:non-whitespace-character-count="6480"/>
    <meta:template xlink:type="simple" xlink:actuate="onRequest" xlink:title="" xlink:href="../../Lab1/report.odt/Normal.dotm"/>
  </office:meta>
</office:document-meta>
</file>